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dc="http://purl.org/dc/elements/1.1/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dc="http://purl.org/dc/elements/1.1/" office:version="1.2">
  <office:automatic-styles/>
  <office:body>
    <office:spreadsheet>
      <table:table table:name="Sheet1">
        <table:table-row>
          <table:table-cell table:style-name="pd1" office:value-type="string" office:value="НАЗВАНИЕ ТОВАРА">
            <text:p>НАЗВАНИЕ ТОВАРА</text:p>
          </table:table-cell>
          <table:table-cell table:style-name="pd1" office:value-type="string" office:value="СЕКТОР">
            <text:p>СЕКТОР</text:p>
          </table:table-cell>
          <table:table-cell table:style-name="pd1" office:value-type="string" office:value="ПОЛОЖЕНИЕ В СЕКТОРЕ">
            <text:p>ПОЛОЖЕНИЕ В СЕКТОРЕ</text:p>
          </table:table-cell>
          <table:table-cell table:style-name="pd1" office:value-type="string" office:value="КОЛИЧЕСТВО">
            <text:p>КОЛИЧЕСТВО</text:p>
          </table:table-cell>
          <table:table-cell table:style-name="pd1" office:value-type="string" office:value="ЗАКУПОЧНАЯ ЦЕНА">
            <text:p>ЗАКУПОЧНАЯ ЦЕНА</text:p>
          </table:table-cell>
          <table:table-cell table:style-name="pd1" office:value-type="string" office:value="ЦЕНА">
            <text:p>ЦЕНА</text:p>
          </table:table-cell>
        </table:table-row>
        <table:table-row>
          <table:table-cell office:value-type="string" office:value="foRD ECO/SPORT 2012-">
            <text:p>foRD ECO/SPORT 2012-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справа от прилавка, 1">
            <text:p>справа от прилавка, 1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IAT ALBEA 2007">
            <text:p>fIAT ALBEA 2007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справа от прилавка, 1">
            <text:p>справа от прилавка, 1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rio jb 2005-2011">
            <text:p>kia rio jb 2005-2011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справа от прилавка, 1">
            <text:p>справа от прилавка, 1</text:p>
          </table:table-cell>
          <table:table-cell office:value-type="float" office:value="1">
            <text:p>1</text:p>
          </table:table-cell>
          <table:table-cell office:value-type="float" office:value="725.0">
            <text:p>725.0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nissan note 2006-2009">
            <text:p>nissan note 2006-2009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справа от прилавка, 1">
            <text:p>справа от прилавка, 1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cerato 2013-16 короткая">
            <text:p>kia cerato 2013-16 короткая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справа от прилавка, 1">
            <text:p>справа от прилавка, 1</text:p>
          </table:table-cell>
          <table:table-cell office:value-type="float" office:value="1">
            <text:p>1</text:p>
          </table:table-cell>
          <table:table-cell office:value-type="float" office:value="705.0">
            <text:p>705.0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vw cady 1996-2004">
            <text:p>vw cady 1996-2004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справа от прилавка, 1">
            <text:p>справа от прилавка, 1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evrolet spark ) m200) 2005-2010">
            <text:p>chevrolet spark ) m200) 2005-2010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справа отприлавка, 2">
            <text:p>справа отприлавка, 2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ord fiesta 2008-2012">
            <text:p>ford fiesta 2008-2012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справа отприлавка, 2">
            <text:p>справа отприлавка,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rio Jb 2005-2011">
            <text:p>kia rio Jb 2005-2011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справа отприлавка, 2">
            <text:p>справа отприлавка, 2</text:p>
          </table:table-cell>
          <table:table-cell office:value-type="float" office:value="1">
            <text:p>1</text:p>
          </table:table-cell>
          <table:table-cell office:value-type="float" office:value="725.0">
            <text:p>725.0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nissan x-trail 2007-2014 гв кузов т31">
            <text:p>nissan x-trail 2007-2014 гв кузов т31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справа отприлавка, 2">
            <text:p>справа отприлавка,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orn focus 2004-2008 короткий">
            <text:p>forn focus 2004-2008 короткий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справа отприлавка, 2">
            <text:p>справа отприлавка,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onda jazz 2008-2014">
            <text:p>honda jazz 2008-2014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справа отприлавка, 2">
            <text:p>справа отприлавка,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sportage c 2015 короткий">
            <text:p>kia sportage c 2015 короткий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справа отприлавка, 2">
            <text:p>справа отприлавка, 2</text:p>
          </table:table-cell>
          <table:table-cell office:value-type="float" office:value="1">
            <text:p>1</text:p>
          </table:table-cell>
          <table:table-cell office:value-type="float" office:value="705.0">
            <text:p>705.0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honda cr-v 2007-2009 короткая">
            <text:p>honda cr-v 2007-2009 короткая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справа отприлавка, 2">
            <text:p>справа отприлавка,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sportage 2004 короткая">
            <text:p>kia sportage 2004 короткая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справа отприлавка, 2">
            <text:p>справа отприлавка, 2</text:p>
          </table:table-cell>
          <table:table-cell office:value-type="float" office:value="1">
            <text:p>1</text:p>
          </table:table-cell>
          <table:table-cell office:value-type="float" office:value="705.0">
            <text:p>705.0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opel corsa d 2007">
            <text:p>opel corsa d 2007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справа от прилавка,3">
            <text:p>справа от прилавка,3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issan juke 2020">
            <text:p>nissan juke 2020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справа от прилавка,3">
            <text:p>справа от прилавка,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evrolet cruze c 2009 короткий">
            <text:p>chevrolet cruze c 2009 короткий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справа от прилавка,3">
            <text:p>справа от прилавка,3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w crafter 2007-2016 короткий">
            <text:p>vw crafter 2007-2016 короткий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справа от прилавка,3">
            <text:p>справа от прилавка,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issan x-tail 2001-2006 t30 короткий">
            <text:p>nissan x-tail 2001-2006 t30 короткий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справа от прилавка,3">
            <text:p>справа от прилавка,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issan note 2009-2013">
            <text:p>nissan note 2009-2013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справа от прилавка,3">
            <text:p>справа от прилавка,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issan juke 2020">
            <text:p>nissan juke 2020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справа от прилавка,3">
            <text:p>справа от прилавка,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issan x-tail 2007-2014 t31 короткий">
            <text:p>nissan x-tail 2007-2014 t31 короткий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справа от прилавка,3">
            <text:p>справа от прилавка,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Onda civic 2006 sedan">
            <text:p>HOnda civic 2006 sedan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справа от прилавка,4">
            <text:p>справа от прилавка,4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ORd FOCUS 3+ 2015 короткий">
            <text:p>FORd FOCUS 3+ 2015 короткий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справа от прилавка,4">
            <text:p>справа от прилавка,4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ord transit 2007-2017 короткая">
            <text:p>ford transit 2007-2017 короткая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справа от прилавка,4">
            <text:p>справа от прилавка,4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zda 6 2008-2012">
            <text:p>Mazda 6 2008-2012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справа от прилавка,4">
            <text:p>справа от прилавка,4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onda cr-v 2007-2009 короткая">
            <text:p>honda cr-v 2007-2009 короткая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справа от прилавка,5">
            <text:p>справа от прилавка,5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rio DC 2003-2005">
            <text:p>kia rio DC 2003-2005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справа от прилавка,5">
            <text:p>справа от прилавка,5</text:p>
          </table:table-cell>
          <table:table-cell office:value-type="float" office:value="1">
            <text:p>1</text:p>
          </table:table-cell>
          <table:table-cell office:value-type="float" office:value="715.0">
            <text:p>715.0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uzuki sx-4 2005-2021">
            <text:p>suzuki sx-4 2005-2021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справа от прилавка,5">
            <text:p>справа от прилавка,5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sportage 2004 2009 СБОРКА В">
            <text:p>kia sportage 2004 2009 СБОРКА В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справа от прилавка,5">
            <text:p>справа от прилавка,5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iat ducato">
            <text:p>fiat ducato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справа от прилавка,5">
            <text:p>справа от прилавка,5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EVROLET LANOS 2005 C РЕШЕТКОЙ РАДИАТОРА">
            <text:p>CHEVROLET LANOS 2005 C РЕШЕТКОЙ РАДИАТОРА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за прилавком на стене, 1">
            <text:p>за прилавком на стене, 1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PEL ZAFIRA A 1999-2006">
            <text:p>OPEL ZAFIRA A 1999-2006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за прилавком на стене, 1">
            <text:p>за прилавком на стене, 1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ZA 3 2003- HB">
            <text:p>MAZA 3 2003- HB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за прилавком на стене, 1">
            <text:p>за прилавком на стене, 1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ery tiggo 2005-2010">
            <text:p>chery tiggo 2005-2010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за прилавком на стене, 2">
            <text:p>за прилавком на стене,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uindai tucson 2004-2009">
            <text:p>huindai tucson 2004-2009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за прилавком на стене, 2">
            <text:p>за прилавком на стене,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issan premiera 1999-2001">
            <text:p>nissan premiera 1999-2001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за прилавком на стене, 2">
            <text:p>за прилавком на стене,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issan tucson 2004-2009">
            <text:p>nissan tucson 2004-2009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за прилавком на стене, 2">
            <text:p>за прилавком на стене,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аз 2123 chevrolet">
            <text:p>Ваз 2123 chevrolet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прилавок слева">
            <text:p>прилавок слева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лада x-ray 2016-">
            <text:p>лада x-ray 2016-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прилавок слева">
            <text:p>прилавок слева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ada granta kalina 2">
            <text:p>lada granta kalina 2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прилавок слева">
            <text:p>прилавок слева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ada kalina 1/ kalina">
            <text:p>lada kalina 1/ kalina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прилавок слева">
            <text:p>прилавок слев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ada priora">
            <text:p>lada priora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прилавок слева">
            <text:p>прилавок слева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Газель новая">
            <text:p>Газель новая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прилавок слева">
            <text:p>прилавок слева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нива шевроле козырек на лобовое">
            <text:p>нива шевроле козырек на лобовое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прилавок слева">
            <text:p>прилавок слев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аз 2107">
            <text:p>Ваз 2107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прилавок слева">
            <text:p>прилавок слева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аз 2105">
            <text:p>Ваз 2105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прилавок слева">
            <text:p>прилавок слев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аз 2106">
            <text:p>ваз 2106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прилавок слева">
            <text:p>прилавок слев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printer classic 1995-2005">
            <text:p>sprinter classic 1995-2005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прилавок слева">
            <text:p>прилавок слев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газель next 2013-">
            <text:p>газель next 2013-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прилавок слева">
            <text:p>прилавок слев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uindai solaris 2010-2014">
            <text:p>huindai solaris 2010-2014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прилавок слева">
            <text:p>прилавок слева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задний козырек solaris">
            <text:p>задний козырек solaris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прилавок слева">
            <text:p>прилавок слев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uindai accent">
            <text:p>huindai accent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прилавок слева">
            <text:p>прилавок слев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w passat b5+ 2001-2005 белый">
            <text:p>vw passat b5+ 2001-2005 белый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прилавок слева">
            <text:p>прилавок слев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per zafira a 1995-2006 телевизор">
            <text:p>oper zafira a 1995-2006 телевизор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прилавок слева">
            <text:p>прилавок слев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evrolet aveo 2006- sedan">
            <text:p>chevrolet aveo 2006- sedan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прилавок слева">
            <text:p>прилавок слева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pet vectra 2002-2006 телевизор">
            <text:p>opet vectra 2002-2006 телевизор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прилавок слева">
            <text:p>прилавок слев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koda karoq 2020-">
            <text:p>skoda karoq 2020-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прилавок слева">
            <text:p>прилавок слев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soul am 2011-2013">
            <text:p>kia soul am 2011-2013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прилавок слева">
            <text:p>прилавок слева</text:p>
          </table:table-cell>
          <table:table-cell office:value-type="float" office:value="2">
            <text:p>2</text:p>
          </table:table-cell>
          <table:table-cell office:value-type="float" office:value="725.0">
            <text:p>725.0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ford focus 3 2011-2015">
            <text:p>ford focus 3 2011-2015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прилавок слева">
            <text:p>прилавок слев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issan pathfinder r52 2012-">
            <text:p>nissan pathfinder r52 2012-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прилавок слева">
            <text:p>прилавок слев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pel corsa d c 2007 Широкий">
            <text:p>opel corsa d c 2007 Широкий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прилавок слева">
            <text:p>прилавок слев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exus rx стандарт 2009-">
            <text:p>lexus rx стандарт 2009-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прилавок слева">
            <text:p>прилавок слев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oyota camri ru 50 2015- после рейстайлинга">
            <text:p>toyota camri ru 50 2015- после рейстайлинга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прилавок слева">
            <text:p>прилавок слев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issan s-centra b17 c 2014 короткий">
            <text:p>nissan s-centra b17 c 2014 короткий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прилавок слева">
            <text:p>прилавок слев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issan qashkai">
            <text:p>nissan qashkai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прилавок слева">
            <text:p>прилавок слев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АЗ ПАТРИОТ">
            <text:p>ВАЗ ПАТРИОТ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прилавок слева">
            <text:p>прилавок слев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aewoo matiz">
            <text:p>daewoo matiz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прилавок слева">
            <text:p>прилавок слев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aewoo nexia">
            <text:p>daewoo nexia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прилавок слева">
            <text:p>прилавок слев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ada granta">
            <text:p>lada granta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прилавок слева">
            <text:p>прилавок слев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ord focus ???">
            <text:p>ford focus ???</text:p>
          </table:table-cell>
          <table:table-cell office:value-type="string" office:value="А (витрина розницы)">
            <text:p>А (витрина розницы)</text:p>
          </table:table-cell>
          <table:table-cell office:value-type="string" office:value="прилавок слева">
            <text:p>прилавок слев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uindai i30 2008-2012">
            <text:p>huindai i30 2008-2012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eugeut 2006 c 1998">
            <text:p>Peugeut 2006 c 1998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evrolet captiva 2006-2011">
            <text:p>chevrolet captiva 2006-2011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issan x-trail 2007-2014 кузов t31">
            <text:p>nissan x-trail 2007-2014 кузов t31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koda fabia 2007-2010 гв 5G">
            <text:p>skoda fabia 2007-2010 гв 5G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zda 3c седан хб 2009-2013гв">
            <text:p>mazda 3c седан хб 2009-2013гв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uzuki grand vitara 3 escudo c 2005гв">
            <text:p>suzuki grand vitara 3 escudo c 2005гв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ery fora c 2006gv">
            <text:p>chery fora c 2006gv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udi a6( кузов 4В С5) с 1997-2004гв">
            <text:p>audi a6( кузов 4В С5) с 1997-2004гв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газель Next c 2013гв">
            <text:p>газель Next c 2013гв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tsubishi pajero 3 c 1998">
            <text:p>mitsubishi pajero 3 c 1998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zda 6 2002-2008">
            <text:p>Mazda 6 2002-2008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enault capture c 2016">
            <text:p>renault capture c 2016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w golf 6 c 2008-2012">
            <text:p>vw golf 6 c 2008-2012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sportage 2004-2009 сборка в калиниграде">
            <text:p>kia sportage 2004-2009 сборка в калиниграде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float" office:value="725.0">
            <text:p>725.0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АЗ НИВА Travel 2021">
            <text:p>ВАЗ НИВА Travel 2021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float" office:value="715.0">
            <text:p>715.0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uzuki grand vitara 3 escudo c 2005гв">
            <text:p>suzuki grand vitara 3 escudo c 2005гв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oyota corolla 2013-2019 e160 e170">
            <text:p>toyota corolla 2013-2019 e160 e170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tsubishi pAJERO SRORT (MONTERO SPORT) 1998-2007">
            <text:p>mitsubishi pAJERO SRORT (MONTERO SPORT) 1998-2007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ISSAN pathinder (r51) 2010-2014">
            <text:p>NISSAN pathinder (r51) 2010-2014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tsubishi outander 2009-">
            <text:p>mitsubishi outander 2009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uindai verna 2006-2009">
            <text:p>huindai verna 2006-2009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W TIGUAN 2008-2016">
            <text:p>VW TIGUAN 2008-2016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ORD TRANSIT 2014- ВАРИАНТ A">
            <text:p>FORD TRANSIT 2014- ВАРИАНТ A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АЗ A-LARGUS R90 2021-">
            <text:p>ВАЗ A-LARGUS R90 2021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float" office:value="680.0">
            <text:p>680.0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tsubishi outander 2012-">
            <text:p>MItsubishi outander 2012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ENAULT CLIO SYMBOL 2001-2008">
            <text:p>RENAULT CLIO SYMBOL 2001-2008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PEL CORSA C 2000-2007">
            <text:p>OPEL CORSA C 2000-2007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ZDA 3 2003-2008">
            <text:p>MAZDA 3 2003-2008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OYOTA CAMRI 2006-2011">
            <text:p>TOYOTA CAMRI 2006-2011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IAT DOBLO 2005-2017">
            <text:p>FIAT DOBLO 2005-2017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EVROLET AVEO 2003-2006 (SEDan) 2003-2008 (hb)">
            <text:p>CHEVROLET AVEO 2003-2006 (SEDan) 2003-2008 (hb)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eely emgrant ec7 2009">
            <text:p>geely emgrant ec7 2009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eely mk 2006">
            <text:p>geely mk 2006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pel astra h c 2004-2014">
            <text:p>opel astra h c 2004-2014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pel vectra B 1996-2001">
            <text:p>opel vectra B 1996-2001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pel asrta h 2004-2009">
            <text:p>opel asrta h 2004-2009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evrolet rezzo 2004-2008">
            <text:p>chevrolet rezzo 2004-2008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sorento XM 2009-2015">
            <text:p>kia sorento XM 2009-2015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float" office:value="725.0">
            <text:p>725.0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CEED 2007-2009">
            <text:p>KIA CEED 2007-2009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float" office:value="705.0">
            <text:p>705.0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FIAT ALBEA 2007">
            <text:p>FIAT ALBEA 2007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ORD FOCUS 2004-2008">
            <text:p>FORD FOCUS 2004-2008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UINDAI SOLARIS 2014-">
            <text:p>HUINDAI SOLARIS 2014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PICANTO (SA) C 2007-2011">
            <text:p>KIA PICANTO (SA) C 2007-2011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OYOTA COROLLA 2007-2014">
            <text:p>TOYOTA COROLLA 2007-2014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EVROLET AVEO 2006- SEDAN">
            <text:p>CHEVROLET AVEO 2006- SEDAN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OYOTA RAV-4 2009-2013">
            <text:p>TOYOTA RAV-4 2009-2013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KODA YETTI 2013-">
            <text:p>SKODA YETTI 2013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SOUL 2014-">
            <text:p>KIA SOUL 2014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W GOLF 3 1991-1997">
            <text:p>VW GOLF 3 1991-1997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">
            <text:p>пол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PEL ZAFIRA B 2006-2011">
            <text:p>OPEL ZAFIRA B 2006-2011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1">
            <text:p>полка 1</text:p>
          </table:table-cell>
          <table:table-cell office:value-type="float" office:value="3">
            <text:p>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AEWOO MaTIZ C 1998 большой">
            <text:p>DAEWOO MaTIZ C 1998 большой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1">
            <text:p>полка 1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itroen c4  c 2010">
            <text:p>citroen c4  c 2010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1">
            <text:p>полка 1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oyota highlander 2010-2013">
            <text:p>toyota highlander 2010-2013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1">
            <text:p>полка 1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evrolet cobalt 2011">
            <text:p>chevrolet cobalt 2011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1">
            <text:p>полка 1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pel vectra b 1996-2001">
            <text:p>opel vectra b 1996-2001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1">
            <text:p>полка 1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uindai h1 grand starrex 2007-">
            <text:p>huindai h1 grand starrex 2007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1">
            <text:p>полка 1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oyota avensis t250 2003-2008">
            <text:p>toyota avensis t250 2003-2008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1">
            <text:p>полка 1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ord mondeo 3 2001-2006">
            <text:p>ford mondeo 3 2001-2006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1">
            <text:p>полка 1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koda fabia 5j 2010-2014">
            <text:p>skoda fabia 5j 2010-2014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1">
            <text:p>полка 1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ord c-max / focus c-max 200-2006">
            <text:p>ford c-max / focus c-max 200-2006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1">
            <text:p>полка 1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uindai matrix 2000-">
            <text:p>huindai matrix 2000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1">
            <text:p>полка 1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uzuki vitara 2015-">
            <text:p>suzuki vitara 2015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1">
            <text:p>полка 1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onda cr-v 2002-2007">
            <text:p>honda cr-v 2002-2007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1">
            <text:p>полка 1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TSUBISHI outlander 2001-2007">
            <text:p>miTSUBISHI outlander 2001-2007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1">
            <text:p>полка 1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pel insignia 2008-">
            <text:p>opel insignia 2008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1">
            <text:p>полка 1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evrolet cruze 2009-">
            <text:p>chevrolet cruze 2009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1">
            <text:p>полка 1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wv polo 5  2015-2020">
            <text:p>wv polo 5  2015-2020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w polo 4 2005-2009">
            <text:p>vw polo 4 2005-2009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sang young kyron c 2005-">
            <text:p>ssang young kyron c 2005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ersedes benz sptinter br 901-905 2002-2006 / sprinter classic c 2013">
            <text:p>mersedes benz sptinter br 901-905 2002-2006 / sprinter classic c 2013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uindai elantra 2000-2003">
            <text:p>huindai elantra 2000-2003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udi a4 кузов 8d b5 1994-2001 г">
            <text:p>audi a4 кузов 8d b5 1994-2001 г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tsubishi l200 c 2015-">
            <text:p>mitsubishi l200 c 2015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eNAULT megane 2 2002-2008">
            <text:p>reNAULT megane 2 2002-2008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uindai creta 2016-2020">
            <text:p>huindai creta 2016-2020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w t-4 1990-1998">
            <text:p>vw t-4 1990-1998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oyota rav-4 2006-2009">
            <text:p>toyota rav-4 2006-2009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tsubishi carisma 2000-2005">
            <text:p>mitsubishi carisma 2000-2005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ifan solano 620 (lf-7162) 2008-">
            <text:p>lifan solano 620 (lf-7162) 2008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tsubishi l200 2015-">
            <text:p>mitsubishi l200 2015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ifan x50 2015-">
            <text:p>lifan x50 2015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sang young actyon 2011-2013">
            <text:p>ssang young actyon 2011-2013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oYOTA rav-4 2009-2013">
            <text:p>toYOTA rav-4 2009-2013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ord kuga 2008-">
            <text:p>ford kuga 2008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w b-7 2010-2014">
            <text:p>vw b-7 2010-2014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ord c-max / focus c-max 22007-2010">
            <text:p>ford c-max / focus c-max 22007-2010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issan almera 2000- (n16)">
            <text:p>nissan almera 2000- (n16)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w t-5+ 2009-2016 вариант b">
            <text:p>vw t-5+ 2009-2016 вариант b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аз a-largus r90 2021-">
            <text:p>ваз a-largus r90 2021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eNAULT cangoo c 2003-2007 после рестайлинга">
            <text:p>reNAULT cangoo c 2003-2007 после рестайлинга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oyota camri ru (50) 2015-2018">
            <text:p>toyota camri ru (50) 2015-2018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PICANTO (SA) 2007-2011">
            <text:p>KIA PICANTO (SA) 2007-2011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1">
            <text:p>1</text:p>
          </table:table-cell>
          <table:table-cell office:value-type="float" office:value="725.0">
            <text:p>725.0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VW T-5 2003-2009 ВАРИАНТ B">
            <text:p>VW T-5 2003-2009 ВАРИАНТ B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UDI A4 КУЗОВ 8E B6 2001-2005">
            <text:p>AUDI A4 КУЗОВ 8E B6 2001-2005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W TOURAN 2007-2010">
            <text:p>VW TOURAN 2007-2010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ORD ECO/SPORT 2012-">
            <text:p>FORD ECO/SPORT 2012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RIO 4 2017-">
            <text:p>KIA RIO 4 2017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WV BORA 1998-2005">
            <text:p>WV BORA 1998-2005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ENAULT CANgoo c 2007-">
            <text:p>RENAULT CANgoo c 2007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ERY BONUS 3 E3/ A19 2013-">
            <text:p>CHERY BONUS 3 E3/ A19 2013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W TIGUAN 2016-2020">
            <text:p>VW TIGUAN 2016-2020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2">
            <text:p>полка 2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ERY TIGGO T11 2005-2010">
            <text:p>CHERY TIGGO T11 2005-2010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">
            <text:p>полка 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OYOTA COROLLA E160/E170 2013-2019">
            <text:p>TOYOTA COROLLA E160/E170 2013-2019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">
            <text:p>полка 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W CARAWELLE MULTIVAN 1998-">
            <text:p>VW CARAWELLE MULTIVAN 1998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">
            <text:p>полка 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ISSAN Pathinder (r51) 2010-2014">
            <text:p>NISSAN Pathinder (r51) 2010-2014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">
            <text:p>полка 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OYOTA RAV-4 2000-2006">
            <text:p>TOYOTA RAV-4 2000-2006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">
            <text:p>полка 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EVROLET ORLANDO 2010-">
            <text:p>CHEVROLET ORLANDO 2010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">
            <text:p>полка 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TSUBISHI LANCER 2007-">
            <text:p>MITSUBISHI LANCER 2007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">
            <text:p>полка 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ZDA 3 2003-2008 SEDan">
            <text:p>MAZDA 3 2003-2008 SEDan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">
            <text:p>полка 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oyota land cruiser 100 j100-101 1998-2007">
            <text:p>toyota land cruiser 100 j100-101 1998-2007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">
            <text:p>полка 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cerato 2009-2013">
            <text:p>kia cerato 2009-2013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">
            <text:p>полка 3</text:p>
          </table:table-cell>
          <table:table-cell office:value-type="float" office:value="1">
            <text:p>1</text:p>
          </table:table-cell>
          <table:table-cell office:value-type="float" office:value="725.0">
            <text:p>725.0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evrolet captiva 2011-">
            <text:p>chevrolet captiva 2011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">
            <text:p>полка 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tsubishi outlander 2001-2007">
            <text:p>mitsubishi outlander 2001-2007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">
            <text:p>полка 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eugeut 307 2005-2008 рестайлинг">
            <text:p>Peugeut 307 2005-2008 рестайлинг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">
            <text:p>полка 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eNAULT traffic 2001-2014">
            <text:p>reNAULT traffic 2001-2014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">
            <text:p>полка 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oyota corolla e12 hb 2002-2007">
            <text:p>toyota corolla e12 hb 2002-2007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">
            <text:p>полка 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eugeut 307 2001-2005 до рестайлинга">
            <text:p>Peugeut 307 2001-2005 до рестайлинга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">
            <text:p>полка 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uindai getz 2002-2005">
            <text:p>huindai getz 2002-2005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">
            <text:p>полка 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tsubishi pajero 2 1991-1998">
            <text:p>mitsubishi pajero 2 1991-1998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">
            <text:p>полка 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oyota corolla e12 2001-2007">
            <text:p>toyota corolla e12 2001-2007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">
            <text:p>полка 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iord c-max focus c-max 2003-2006">
            <text:p>fiord c-max focus c-max 2003-2006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">
            <text:p>полка 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TSUBISHI lANCER 2007-">
            <text:p>miTSUBISHI lANCER 2007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">
            <text:p>полка 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CEED 2007-2009">
            <text:p>kia CEED 2007-2009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">
            <text:p>полка 3</text:p>
          </table:table-cell>
          <table:table-cell office:value-type="float" office:value="1">
            <text:p>1</text:p>
          </table:table-cell>
          <table:table-cell office:value-type="float" office:value="715.0">
            <text:p>715.0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rio JB 2005-2011">
            <text:p>kia rio JB 2005-2011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">
            <text:p>полка 3</text:p>
          </table:table-cell>
          <table:table-cell office:value-type="float" office:value="1">
            <text:p>1</text:p>
          </table:table-cell>
          <table:table-cell office:value-type="float" office:value="725.0">
            <text:p>725.0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EVROLET AVEO 2008-2011 HB">
            <text:p>CHEVROLET AVEO 2008-2011 HB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">
            <text:p>полка 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UDI 100 45 КУЗОВ C4 1990-1994">
            <text:p>AUDI 100 45 КУЗОВ C4 1990-1994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">
            <text:p>полка 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eely emgrant X7 2013-">
            <text:p>Geely emgrant X7 2013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">
            <text:p>полка 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TSUBISHI outander 2007-2009">
            <text:p>miTSUBISHI outander 2007-2009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">
            <text:p>полка 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onda cr-v 1995-2002">
            <text:p>honda cr-v 1995-2002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">
            <text:p>полка 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evrolet epica 2006-">
            <text:p>chevrolet epica 2006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">
            <text:p>полка 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TSUBISHI pajero sport 2015-">
            <text:p>miTSUBISHI pajero sport 2015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полка 3">
            <text:p>полка 3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uindai getz 2006-2011">
            <text:p>huindai getz 2006-2011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висит">
            <text:p>висит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ceed 2012-">
            <text:p>kia ceed 2012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висит">
            <text:p>висит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ord focus 2 2005-2006">
            <text:p>ford focus 2 2005-2006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висит">
            <text:p>висит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enault logan 2014-">
            <text:p>renault logan 2014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висит">
            <text:p>висит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rio sedan 2011">
            <text:p>kia rio sedan 2011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висит">
            <text:p>висит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eely emgrant">
            <text:p>geely emgrant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висит">
            <text:p>висит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atsun">
            <text:p>datsun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висит">
            <text:p>висит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w polo 5 2009-">
            <text:p>vw polo 5 2009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висит">
            <text:p>висит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iSSAN Almera 2013">
            <text:p>niSSAN Almera 2013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висит">
            <text:p>висит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ersedes benz sptinter  2000-2005/ sprinter classic c 2013">
            <text:p>mersedes benz sptinter  2000-2005/ sprinter classic c 2013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висит">
            <text:p>висит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spectra 2000-2009">
            <text:p>kia spectra 2000-2009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висит">
            <text:p>висит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evrolET AVEO SEDan 2006-2012">
            <text:p>chevrolET AVEO SEDan 2006-2012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висит">
            <text:p>висит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ifaN solano 2010-">
            <text:p>lifaN solano 2010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висит">
            <text:p>висит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enault logan">
            <text:p>renault logan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висит">
            <text:p>висит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w jetta 5 2005-2010">
            <text:p>vw jetta 5 2005-2010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висит">
            <text:p>висит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iSSAN Almera classic 2006-">
            <text:p>niSSAN Almera classic 2006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висит">
            <text:p>висит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uindai avante 4 hd 2011-">
            <text:p>huindai avante 4 hd 2011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висит">
            <text:p>висит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enault sandero 2007-">
            <text:p>renault sandero 2007-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висит">
            <text:p>висит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rio 2011- (sedan?)">
            <text:p>kia rio 2011- (sedan?)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висит">
            <text:p>висит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spectra 2000-2009">
            <text:p>kia spectra 2000-2009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висит">
            <text:p>висит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ada x-ray xl 2015">
            <text:p>lada x-ray xl 2015</text:p>
          </table:table-cell>
          <table:table-cell office:value-type="string" office:value="B (склад за розницей)">
            <text:p>B (склад за розницей)</text:p>
          </table:table-cell>
          <table:table-cell office:value-type="string" office:value="висит">
            <text:p>висит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ERY AMULET A15 2013-">
            <text:p>CHERY AMULET A15 2013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рамками">
            <text:p>ст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AND CRUISER PRADO 150 2013-2017 ПОСЛЕ РЕСТАЙЛИНГА">
            <text:p>LAND CRUISER PRADO 150 2013-2017 ПОСЛЕ РЕСТАЙЛИНГА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рамками">
            <text:p>ст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TSUBISHI PAJERO 2006- ШИРОКИЙ НАКЛЕЙКА СО СТИКОРОМ ВНУТРИ">
            <text:p>MITSUBISHI PAJERO 2006- ШИРОКИЙ НАКЛЕЙКА СО СТИКОРОМ ВНУТРИ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рамками">
            <text:p>ст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TSUBISHI GALANT 1997-2003">
            <text:p>MITSUBISHI GALANT 1997-2003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рамками">
            <text:p>ст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ORD S-MAX 2010-">
            <text:p>FORD S-MAX 2010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рамками">
            <text:p>ст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W TOURAN 2003-2007">
            <text:p>VW TOURAN 2003-2007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рамками">
            <text:p>ст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W CADDY 2004-2010">
            <text:p>VW CADDY 2004-2010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рамками">
            <text:p>ст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IAT DUCATO 2006-2012 ; 2012-сборка в россии">
            <text:p>FIAT DUCATO 2006-2012 ; 2012-сборка в россии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рамками">
            <text:p>ст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ONDA CR-V 2007-2009">
            <text:p>HONDA CR-V 2007-2009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рамками">
            <text:p>ст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TSUBISHI L200 1996-2007">
            <text:p>MITSUBISHI L200 1996-2007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рамками">
            <text:p>ст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zda 6 2002-2008">
            <text:p>Mazda 6 2002-2008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рамками">
            <text:p>ст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tsubishi l200 2007-">
            <text:p>mitsubishi l200 2007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рамками">
            <text:p>ст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eRCEDES-BENZ SPRINTER 2 2006- длинный широкий">
            <text:p>meRCEDES-BENZ SPRINTER 2 2006- длинный широкий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рамками">
            <text:p>ст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cerato 2004-2008">
            <text:p>kia cerato 2004-2008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рамками">
            <text:p>ст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pel astra j 2009-">
            <text:p>opel astra j 2009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рамками">
            <text:p>ст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iat ducato c 2003-2006 c 2006  сборка в россии">
            <text:p>fiat ducato c 2003-2006 c 2006  сборка в россии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рамками">
            <text:p>ст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issan almera 2000- N16">
            <text:p>nissan almera 2000- N16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рамками">
            <text:p>ст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SPORTAGE 2010-2015 КОРОТКИЙ">
            <text:p>KIA SPORTAGE 2010-2015 КОРОТКИЙ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рамками">
            <text:p>ст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iSSAN PRIMERA 2001- p12">
            <text:p>niSSAN PRIMERA 2001- p12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рамками">
            <text:p>ст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TSUBISHI lancer c 2003 длинный">
            <text:p>miTSUBISHI lancer c 2003 длинный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рамками">
            <text:p>ст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uINDAI tuCSON C 2015 КОРОТКИЙ">
            <text:p>huINDAI tuCSON C 2015 КОРОТКИЙ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рамками">
            <text:p>ст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w jetta 6 2010-2018">
            <text:p>vw jetta 6 2010-2018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рамками">
            <text:p>ст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ord transit connect 2002-2009">
            <text:p>ford transit connect 2002-2009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рамками">
            <text:p>ст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ord tranSIT 2014-">
            <text:p>ford tranSIT 2014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рамками">
            <text:p>ст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ord transit 2007-2014">
            <text:p>ford transit 2007-2014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рамками">
            <text:p>ст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issan x-trail 2014- кузов t-32">
            <text:p>nissan x-trail 2014- кузов t-32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рамками">
            <text:p>ст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issan quashqai 2006-">
            <text:p>nissan quashqai 2006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рамками">
            <text:p>стол под рамками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 toyota corolla e12 2001-2007 sedan">
            <text:p> toyota corolla e12 2001-2007 sedan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 под рамками">
            <text:p>п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pel vivaro 2001-2014">
            <text:p>opel vivaro 2001-2014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 под рамками">
            <text:p>п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ord fiesta 2002-2008">
            <text:p>ford fiesta 2002-2008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 под рамками">
            <text:p>п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issan quasqai 2009-2014">
            <text:p>nissan quasqai 2009-2014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 под рамками">
            <text:p>п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yundai santa fe DM 2012-2018">
            <text:p>hyundai santa fe DM 2012-2018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 под рамками">
            <text:p>п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ERCEDES-BENZ SPRINTER BR 901-205 1995-2002">
            <text:p>MERCEDES-BENZ SPRINTER BR 901-205 1995-2002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 под рамками">
            <text:p>п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TSUBISHI L200 c 2007-">
            <text:p>MITSUBISHI L200 c 2007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 под рамками">
            <text:p>п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w t5+ 2009-2016 ВАРИАНТ Б">
            <text:p>vw t5+ 2009-2016 ВАРИАНТ Б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 под рамками">
            <text:p>п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piCANTO (SA) 2004-2007">
            <text:p>kia piCANTO (SA) 2004-2007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 под рамками">
            <text:p>п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iFAN X60 C 2011">
            <text:p>liFAN X60 C 2011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 под рамками">
            <text:p>пол под рамками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oyota laND CRUISER 200 2007-2015">
            <text:p>toyota laND CRUISER 200 2007-2015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 под рамками">
            <text:p>п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iat ducato c 2003-2006 c 2006  сборка в россии">
            <text:p>fiat ducato c 2003-2006 c 2006  сборка в россии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 под рамками">
            <text:p>пол под рамками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uindai sonata ef 2001-200 2004- тагаз">
            <text:p>huindai sonata ef 2001-200 2004- тагаз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 под рамками">
            <text:p>п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TSUBISHI ASX 2010-">
            <text:p>miTSUBISHI ASX 2010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 под рамками">
            <text:p>п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cerato 2013-2016">
            <text:p>kia cerato 2013-2016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 под рамками">
            <text:p>п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tsubishi spaCE STAR 1998-">
            <text:p>mitsubishi spaCE STAR 1998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 под рамками">
            <text:p>п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erCEDES-BENZ SPRINTER BR 906 C 2013 ВАРИАНТ A">
            <text:p>merCEDES-BENZ SPRINTER BR 906 C 2013 ВАРИАНТ A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 под рамками">
            <text:p>пол под рамками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w t5+ 2009-2016 ВАРИАНТ а">
            <text:p>vw t5+ 2009-2016 ВАРИАНТ а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 под рамками">
            <text:p>п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saNG YOUNG ACTYON 2013-">
            <text:p>ssaNG YOUNG ACTYON 2013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 под рамками">
            <text:p>п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ery tiGGO 3 C 2017-">
            <text:p>chery tiGGO 3 C 2017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 под рамками">
            <text:p>п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issan quasqai 2019-">
            <text:p>nissan quasqai 2019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 под рамками">
            <text:p>п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yundai santa fe 2007-">
            <text:p>hyundai santa fe 2007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 под рамками">
            <text:p>п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w t5 2003-2009 вариант a">
            <text:p>vw t5 2003-2009 вариант a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 под рамками">
            <text:p>п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onda civic 2001-2003 sedan">
            <text:p>honda civic 2001-2003 sedan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 под рамками">
            <text:p>пол под рамками</text:p>
          </table:table-cell>
          <table:table-cell office:value-type="string" office:value="1 (поломан)">
            <text:p>1 (поломан)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yundai sonata ef 2001-2004 2004- сборка тагаз">
            <text:p>hyundai sonata ef 2001-2004 2004- сборка тагаз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 под рамками">
            <text:p>п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w golf plus 2005-">
            <text:p>vw golf plus 2005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 под рамками">
            <text:p>п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issan x-trail 2001-2006">
            <text:p>nissan x-trail 2001-2006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 под рамками">
            <text:p>п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w b6 2005-2010">
            <text:p>vw b6 2005-2010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 под рамками">
            <text:p>п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Yundai IX35">
            <text:p>HYundai IX35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 под рамками">
            <text:p>п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issan primera 1999-2001">
            <text:p>nissan primera 1999-2001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пол под рамками">
            <text:p>пол под рамк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oyota corolla 2007-2014">
            <text:p>toyota corolla 2007-2014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ена справа от рамок">
            <text:p>стена справа от рамок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issan murano z50 2002-2008">
            <text:p>nissan murano z50 2002-2008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ена справа от рамок">
            <text:p>стена справа от рамок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sportage 2015-">
            <text:p>kia sportage 2015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ена справа от рамок">
            <text:p>стена справа от рамок</text:p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sportage 2010-2015">
            <text:p>kia sportage 2010-2015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ена справа от рамок">
            <text:p>стена справа от рамок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ery m11 (a3) 2008-">
            <text:p>chery m11 (a3) 2008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ена справа от рамок">
            <text:p>стена справа от рамок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w tiguan 2008-2016">
            <text:p>vw tiguan 2008-2016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ена справа от рамок">
            <text:p>стена справа от рамок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reat wall hover h5 2010-">
            <text:p>great wall hover h5 2010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ена справа от рамок">
            <text:p>стена справа от рамок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w polo 6 2020- sedan">
            <text:p>vw polo 6 2020- sedan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ена справа от рамок">
            <text:p>стена справа от рамок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reat wall hover h3 2010-">
            <text:p>great wall hover h3 2010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ена справа от рамок">
            <text:p>стена справа от рамок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pel astra j 2009-">
            <text:p>opel astra j 2009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ена справа от рамок">
            <text:p>стена справа от рамок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eugeut partner 2002-2008">
            <text:p>peugeut partner 2002-2008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ена справа от рамок">
            <text:p>стена справа от рамок</text:p>
          </table:table-cell>
          <table:table-cell office:value-type="float" office:value="1">
            <text:p>1</text:p>
          </table:table-cell>
          <table:table-cell office:value-type="float" office:value="715.0">
            <text:p>715.0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hyundai matrix 2008-">
            <text:p>hyundai matrix 2008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ена справа от рамок">
            <text:p>стена справа от рамок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tsubishi pajero 4 2006-">
            <text:p>mitsubishi pajero 4 2006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ена справа от рамок">
            <text:p>стена справа от рамок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oyota camri ru 50 2011-2015">
            <text:p>toyota camri ru 50 2011-2015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ена справа от рамок">
            <text:p>стена справа от рамок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issaN PRIMERA 2001- p12">
            <text:p>nissaN PRIMERA 2001- p12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ена справа от рамок">
            <text:p>стена справа от рамок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pel mokka 2012-">
            <text:p>opel mokka 2012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ена справа от рамок">
            <text:p>стена справа от рамок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udi a6 кузов 4a c4 1994-1997">
            <text:p>audi a6 кузов 4a c4 1994-1997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ена центр (между рамками и ветровиками)">
            <text:p>стена центр (между рамками и ветровиками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oyota camry 2001-2006">
            <text:p>toyota camry 2001-2006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ена центр (между рамками и ветровиками)">
            <text:p>стена центр (между рамками и ветровиками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ord fiesta 1999-2002">
            <text:p>ford fiesta 1999-2002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ена центр (между рамками и ветровиками)">
            <text:p>стена центр (между рамками и ветровиками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sPORTAGE 2010-2015">
            <text:p>kia sPORTAGE 2010-2015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ена центр (между рамками и ветровиками)">
            <text:p>стена центр (между рамками и ветровиками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CERATO 2009-2013">
            <text:p>kiA CERATO 2009-2013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ена центр (между рамками и ветровиками)">
            <text:p>стена центр (между рамками и ветровиками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erCEDES-BENZ vito w447 2014- короткий">
            <text:p>merCEDES-BENZ vito w447 2014- короткий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ена центр (между рамками и ветровиками)">
            <text:p>стена центр (между рамками и ветровиками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w B-5 1997-2001">
            <text:p>vw B-5 1997-2001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ена центр (между рамками и ветровиками)">
            <text:p>стена центр (между рамками и ветровиками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rYSER VOYAGER 4 2001-2008">
            <text:p>chrYSER VOYAGER 4 2001-2008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ена центр (между рамками и ветровиками)">
            <text:p>стена центр (между рамками и ветровиками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yundai elantra 2004-2010">
            <text:p>hyundai elantra 2004-2010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ена центр (между рамками и ветровиками)">
            <text:p>стена центр (между рамками и ветровиками)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ada granta fl 2018">
            <text:p>lada granta fl 2018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порогами">
            <text:p>стол под порог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sportage 3 2010">
            <text:p>kia sportage 3 2010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порогами">
            <text:p>стол под порог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yundai solaris 2011-2014">
            <text:p>hyundai solaris 2011-2014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порогами">
            <text:p>стол под порог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sportage 1994-2003 1998-2008 сборка в калининграде">
            <text:p>kia sportage 1994-2003 1998-2008 сборка в калининграде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порогами">
            <text:p>стол под порог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uindai accent">
            <text:p>huindai accent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порогами">
            <text:p>стол под порог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yundal solaris 2014">
            <text:p>hyundal solaris 2014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порогами">
            <text:p>стол под порог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evrolet lacetti HB 2003-2013">
            <text:p>chevrolet lacetti HB 2003-2013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порогами">
            <text:p>стол под порог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ada vesta 2015">
            <text:p>lada vesta 2015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порогами">
            <text:p>стол под порог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ord fokus 2 рестайлинг 2008-2011">
            <text:p>ford fokus 2 рестайлинг 2008-2011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порогами">
            <text:p>стол под порог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ada granta">
            <text:p>lada granta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порогами">
            <text:p>стол под порог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ada kalina">
            <text:p>lada kalina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порогами">
            <text:p>стол под порог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pel astra G 1998-2003">
            <text:p>opel astra G 1998-2003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порогами">
            <text:p>стол под порогами</text:p>
          </table:table-cell>
          <table:table-cell office:value-type="float" office:value="3">
            <text:p>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evrolet captiva 2011-">
            <text:p>chevrolet captiva 2011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порогами">
            <text:p>стол под порог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ifan solano">
            <text:p>lifan solano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порогами">
            <text:p>стол под порог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аз 2110">
            <text:p>Ваз 2110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порогами">
            <text:p>стол под порог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evrolet lacetti HB 2003-2013">
            <text:p>chevrolet lacetti HB 2003-2013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порогами">
            <text:p>стол под порог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W PASSAT B5+">
            <text:p>VW PASSAT B5+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порогами">
            <text:p>стол под порог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ada granta 2011-">
            <text:p>lada granta 2011-</text:p>
          </table:table-cell>
          <table:table-cell office:value-type="string" office:value="С (склад середина)">
            <text:p>С (склад середина)</text:p>
          </table:table-cell>
          <table:table-cell office:value-type="string" office:value="стол под порогами">
            <text:p>стол под порогами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enault duster 2010">
            <text:p>renault duster 2010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ada granta 2 2018-">
            <text:p>lada granta 2 2018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">
            <text:p/>
          </table:table-cell>
          <table:table-cell office:value-type="float" office:value="3">
            <text:p>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eely emgrant седан/хэтчбэк">
            <text:p>geely emgrant седан/хэтчбэк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iat ducato peugeot boxer citroen jumper 2006">
            <text:p>fiat ducato peugeot boxer citroen jumper 2006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ercedes-benz vito v639, viano 2003-2009">
            <text:p>Mercedes-benz vito v639, viano 2003-2009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pel vivaro/ renault trafic/ nissan primastar">
            <text:p>opel vivaro/ renault trafic/ nissan primastar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ORD ECO/SPORT 2012-">
            <text:p>fORD ECO/SPORT 2012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tsubishi lancer 9">
            <text:p>mitsubishi lancer 9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ercedes benz vito w638">
            <text:p>mercedes benz vito w638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issan terrano 2014-">
            <text:p>nissan terrano 2014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az patriot">
            <text:p>vaz patriot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eely mk">
            <text:p>geely mk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sportage">
            <text:p>kia sportage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yundai solaris 2017-">
            <text:p>hyundai solaris 2017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evrolet lacetti HB 2003-2013">
            <text:p>chevrolet lacetti HB 2003-2013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evrolet lanos sens">
            <text:p>chevrolet lanos sens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w t-41990-2003">
            <text:p>vw t-41990-2003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atsun on-do mi-do 2014-">
            <text:p>datsun on-do mi-do 2014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w polo sed hb 2015-">
            <text:p>vw polo sed hb 2015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koda octavia tour 1996-2020">
            <text:p>skoda octavia tour 1996-2020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ada granta kalina 2">
            <text:p>lada granta kalina 2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evrolet lanos sens">
            <text:p>chevrolet lanos sens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kia sportage 3 2010">
            <text:p>kia sportage 3 2010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а под потолком справа">
            <text:p>полка под потолком справ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nexia">
            <text:p>nexia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а под потолком справа">
            <text:p>полка под потолком справ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itroen berlingo 2008-">
            <text:p>citroen berlingo 2008-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а под потолком справа">
            <text:p>полка под потолком справ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АЗ 2101-2107">
            <text:p>ВАЗ 2101-2107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а под потолком справа">
            <text:p>полка под потолком справ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АЗ 2110">
            <text:p>ВАЗ 2110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а под потолком справа">
            <text:p>полка под потолком справа</text:p>
          </table:table-cell>
          <table:table-cell office:value-type="float" office:value="3">
            <text:p>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калина">
            <text:p>калина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а под потолком справа">
            <text:p>полка под потолком справ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ВАЗ 2101, 2105-2107">
            <text:p>ВАЗ 2101, 2105-2107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а под потолком справа">
            <text:p>полка под потолком справ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evrolet Niva">
            <text:p>chevrolet Niva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а под потолком справа">
            <text:p>полка под потолком справ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pel combo C 2001-2011">
            <text:p>opel combo C 2001-2011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а под потолком справа">
            <text:p>полка под потолком справ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ord focus 3+ 2015- короткий">
            <text:p>ford focus 3+ 2015- короткий</text:p>
          </table:table-cell>
          <table:table-cell office:value-type="string" office:value="D (вход в опт)">
            <text:p>D (вход в опт)</text:p>
          </table:table-cell>
          <table:table-cell office:value-type="string" office:value="полка под потолком справа">
            <text:p>полка под потолком справа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dc="http://purl.org/dc/elements/1.1/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dc="http://purl.org/dc/elements/1.1/" office:version="1.2">
  <office:meta>
    <meta:generator>ODFPY/1.4.1</meta:generator>
  </office:meta>
</office:document-meta>
</file>